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20bae" officeooo:paragraph-rsid="00020bae"/>
    </style:style>
    <style:style style:name="P2" style:family="paragraph" style:parent-style-name="Standard" style:list-style-name="L1">
      <style:text-properties officeooo:rsid="00020bae" officeooo:paragraph-rsid="00020bae"/>
    </style:style>
    <style:style style:name="P3" style:family="paragraph" style:parent-style-name="Standard">
      <style:text-properties officeooo:rsid="0004c539" officeooo:paragraph-rsid="00020b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Center</text:p>
      <text:p text:style-name="P1"/>
      <text:p text:style-name="P1"/>
      <text:p text:style-name="P1">Reiniciando Serviços</text:p>
      <text:p text:style-name="P1"/>
      <text:p text:style-name="P1">Debian</text:p>
      <text:p text:style-name="P1"/>
      <text:list xml:id="list1579709419273451770" text:style-name="L1">
        <text:list-item>
          <text:p text:style-name="P2">Apache → /etc/init.d/apache – start – stop – restart – graceful;</text:p>
        </text:list-item>
        <text:list-item>
          <text:p text:style-name="P2">PHP → /etc/init.d/php – start – stop – restart;</text:p>
        </text:list-item>
        <text:list-item>
          <text:p text:style-name="P2">MySql → /etc/init.d/mysql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0:52:13.213503473</meta:creation-date>
    <dc:date>2017-09-01T10:58:06.212407420</dc:date>
    <meta:editing-duration>PT5M53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24" meta:character-count="176" meta:non-whitespace-character-count="154"/>
  </office:meta>
</office:document-meta>
</file>